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D0000015F2E0931028CDCE9B7.png" manifest:media-type="image/png"/>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107000000838EB9F392E204179E.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1DE00000130A91EFC25C5153E02.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0C6000000C2FC0C0D104B10036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235000000C6B2EB4F9D8739FDBB.png" manifest:media-type="image/png"/>
  <manifest:file-entry manifest:full-path="Pictures/100002010000012F0000004E8951B77EC79F8091.png" manifest:media-type="image/png"/>
  <manifest:file-entry manifest:full-path="Pictures/10000201000000C80000013B323FFF98E4FDD567.png" manifest:media-type="image/png"/>
  <manifest:file-entry manifest:full-path="Pictures/10000201000000C70000003C2B6B5808BF7D72EC.png" manifest:media-type="image/png"/>
  <manifest:file-entry manifest:full-path="Pictures/100002010000010600000054622A779BD11B26F0.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0C9000000B81698F27617EA6F46.png" manifest:media-type="image/png"/>
  <manifest:file-entry manifest:full-path="Pictures/10000201000000C7000000214F3B7400C4EC99DA.png" manifest:media-type="image/png"/>
  <manifest:file-entry manifest:full-path="Pictures/10000201000000C700000023568B4E198BDBFD01.png" manifest:media-type="image/png"/>
  <manifest:file-entry manifest:full-path="Pictures/1000020100000189000000E91F25B8C559A4AA1C.png" manifest:media-type="image/png"/>
  <manifest:file-entry manifest:full-path="Pictures/100002010000010700000069D3557F2A86922BC5.png" manifest:media-type="image/png"/>
  <manifest:file-entry manifest:full-path="Pictures/10000201000000BC000000927796353763590F08.png" manifest:media-type="image/png"/>
  <manifest:file-entry manifest:full-path="Pictures/10000201000000BC00000068396607AB2829D5AA.png" manifest:media-type="image/png"/>
  <manifest:file-entry manifest:full-path="Pictures/100002010000018F000000EB7CE7AF500EB04651.png" manifest:media-type="image/png"/>
  <manifest:file-entry manifest:full-path="Pictures/10000201000000BC00000076D8FA5F31C7D70DF9.png" manifest:media-type="image/png"/>
  <manifest:file-entry manifest:full-path="Pictures/1000020100000106000000688601AB97F353A479.png" manifest:media-type="image/png"/>
  <manifest:file-entry manifest:full-path="Pictures/100002010000010B0000009244A1DFC58E7D4D54.png" manifest:media-type="image/png"/>
  <manifest:file-entry manifest:full-path="Pictures/10000201000002800000016989AA5C3362887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532f1" officeooo:paragraph-rsid="029656c2"/>
    </style:style>
    <style:style style:name="P38" style:family="paragraph" style:parent-style-name="Text_20_body">
      <style:text-properties officeooo:rsid="029656c2" officeooo:paragraph-rsid="029656c2"/>
    </style:style>
    <style:style style:name="P39" style:family="paragraph" style:parent-style-name="Text_20_body">
      <style:text-properties officeooo:rsid="006a02ab" officeooo:paragraph-rsid="029855e3"/>
    </style:style>
    <style:style style:name="P40" style:family="paragraph" style:parent-style-name="Text_20_body">
      <style:text-properties officeooo:rsid="00831fa2" officeooo:paragraph-rsid="029855e3"/>
    </style:style>
    <style:style style:name="P41" style:family="paragraph" style:parent-style-name="Text_20_body">
      <style:text-properties officeooo:rsid="00886349" officeooo:paragraph-rsid="029855e3"/>
    </style:style>
    <style:style style:name="P42" style:family="paragraph" style:parent-style-name="Text_20_body">
      <style:text-properties officeooo:rsid="0084bced" officeooo:paragraph-rsid="029855e3"/>
    </style:style>
    <style:style style:name="P43" style:family="paragraph" style:parent-style-name="Text_20_body">
      <style:text-properties officeooo:rsid="0085e5b5" officeooo:paragraph-rsid="029855e3"/>
    </style:style>
    <style:style style:name="P44" style:family="paragraph" style:parent-style-name="Text_20_body">
      <style:text-properties officeooo:rsid="008a4a9a" officeooo:paragraph-rsid="029855e3"/>
    </style:style>
    <style:style style:name="P45" style:family="paragraph" style:parent-style-name="Text_20_body">
      <style:text-properties officeooo:rsid="008b241a" officeooo:paragraph-rsid="029855e3"/>
    </style:style>
    <style:style style:name="P46" style:family="paragraph" style:parent-style-name="Text_20_body">
      <style:text-properties officeooo:paragraph-rsid="029855e3"/>
    </style:style>
    <style:style style:name="P47" style:family="paragraph" style:parent-style-name="Horizontal_20_Line">
      <style:text-properties officeooo:rsid="021e83ec" officeooo:paragraph-rsid="0272c494"/>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Standard" style:master-page-name="">
      <style:paragraph-properties style:page-number="auto" fo:break-before="auto" fo:break-after="auto"/>
      <style:text-properties officeooo:rsid="023ba01a"/>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4">
      <style:text-properties officeooo:paragraph-rsid="029855e3"/>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59" style:family="paragraph" style:parent-style-name="Contents_20_Heading">
      <style:paragraph-properties fo:break-before="auto" fo:break-after="auto"/>
    </style:style>
    <style:style style:name="P60" style:family="paragraph" style:parent-style-name="Heading_20_1">
      <style:paragraph-properties fo:margin-top="0cm" fo:margin-bottom="0cm" style:contextual-spacing="false"/>
      <style:text-properties officeooo:paragraph-rsid="0272c494"/>
    </style:style>
    <style:style style:name="P61" style:family="paragraph" style:parent-style-name="Heading_20_1">
      <style:paragraph-properties fo:margin-top="0cm" fo:margin-bottom="0cm" style:contextual-spacing="false"/>
      <style:text-properties officeooo:paragraph-rsid="027785e8"/>
    </style:style>
    <style:style style:name="P62" style:family="paragraph" style:parent-style-name="Heading_20_1">
      <style:paragraph-properties fo:margin-top="0cm" fo:margin-bottom="0cm" style:contextual-spacing="false"/>
      <style:text-properties officeooo:rsid="0215a9ff" officeooo:paragraph-rsid="0278fc0b"/>
    </style:style>
    <style:style style:name="P63" style:family="paragraph" style:parent-style-name="Heading_20_1">
      <style:paragraph-properties fo:margin-top="0cm" fo:margin-bottom="0cm" style:contextual-spacing="false"/>
      <style:text-properties officeooo:paragraph-rsid="0278fc0b"/>
    </style:style>
    <style:style style:name="P64" style:family="paragraph" style:parent-style-name="Heading_20_1">
      <style:paragraph-properties fo:margin-top="0cm" fo:margin-bottom="0cm" style:contextual-spacing="false"/>
      <style:text-properties officeooo:paragraph-rsid="027dd82f"/>
    </style:style>
    <style:style style:name="P65" style:family="paragraph" style:parent-style-name="Heading_20_1">
      <style:paragraph-properties fo:margin-top="0cm" fo:margin-bottom="0cm" style:contextual-spacing="false"/>
      <style:text-properties officeooo:paragraph-rsid="029532f1"/>
    </style:style>
    <style:style style:name="P6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272c494"/>
    </style:style>
    <style:style style:name="P68" style:family="paragraph" style:parent-style-name="Heading_20_2">
      <style:text-properties officeooo:paragraph-rsid="028426a0"/>
    </style:style>
    <style:style style:name="P69" style:family="paragraph" style:parent-style-name="Heading_20_2">
      <style:text-properties officeooo:paragraph-rsid="029855e3"/>
    </style:style>
    <style:style style:name="P70" style:family="paragraph" style:parent-style-name="Heading_20_3">
      <style:text-properties officeooo:paragraph-rsid="027a32ab"/>
    </style:style>
    <style:style style:name="P71" style:family="paragraph" style:parent-style-name="Heading_20_3">
      <style:text-properties officeooo:paragraph-rsid="029656c2"/>
    </style:style>
    <style:style style:name="P72" style:family="paragraph" style:parent-style-name="Heading_20_3">
      <style:text-properties officeooo:paragraph-rsid="029855e3"/>
    </style:style>
    <style:style style:name="P73" style:family="paragraph" style:parent-style-name="Standard">
      <style:text-properties officeooo:paragraph-rsid="029a9dbf"/>
    </style:style>
    <style:style style:name="P74" style:family="paragraph" style:parent-style-name="Standard">
      <style:text-properties officeooo:rsid="00cc09a6" officeooo:paragraph-rsid="029a9dbf"/>
    </style:style>
    <style:style style:name="P75" style:family="paragraph" style:parent-style-name="Standard">
      <style:text-properties officeooo:rsid="0272c494" officeooo:paragraph-rsid="0272c494"/>
    </style:style>
    <style:style style:name="P76" style:family="paragraph" style:parent-style-name="Standard">
      <style:paragraph-properties fo:break-before="auto" fo:break-after="auto"/>
      <style:text-properties officeooo:rsid="00cc09a6" officeooo:paragraph-rsid="029a9dbf"/>
    </style:style>
    <style:style style:name="P77" style:family="paragraph" style:parent-style-name="Text_20_body">
      <style:text-properties officeooo:rsid="029a92b4" officeooo:paragraph-rsid="029a92b4"/>
    </style:style>
    <style:style style:name="P78" style:family="paragraph" style:parent-style-name="Text_20_body">
      <style:text-properties officeooo:rsid="021e83ec" officeooo:paragraph-rsid="0272c494"/>
    </style:style>
    <style:style style:name="P79" style:family="paragraph" style:parent-style-name="Text_20_body">
      <style:text-properties officeooo:rsid="029a9dbf" officeooo:paragraph-rsid="029a9dbf"/>
    </style:style>
    <style:style style:name="P80" style:family="paragraph" style:parent-style-name="Text_20_body">
      <style:text-properties officeooo:rsid="022a44cc"/>
    </style:style>
    <style:style style:name="P81" style:family="paragraph" style:parent-style-name="Text_20_body">
      <style:text-properties officeooo:rsid="02854cc7" officeooo:paragraph-rsid="029532f1"/>
    </style:style>
    <style:style style:name="P82" style:family="paragraph" style:parent-style-name="Text_20_body">
      <style:paragraph-properties fo:margin-top="0cm" fo:margin-bottom="0cm" style:contextual-spacing="false"/>
      <style:text-properties officeooo:paragraph-rsid="029a9dbf"/>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272c494"/>
    </style:style>
    <style:style style:name="T18" style:family="text">
      <style:text-properties officeooo:rsid="0274bc1b"/>
    </style:style>
    <style:style style:name="T19" style:family="text">
      <style:text-properties officeooo:rsid="0278fc0b"/>
    </style:style>
    <style:style style:name="T20" style:family="text">
      <style:text-properties officeooo:rsid="027a32ab"/>
    </style:style>
    <style:style style:name="T21" style:family="text">
      <style:text-properties officeooo:rsid="027cca87"/>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854cc7"/>
    </style:style>
    <style:style style:name="T26" style:family="text">
      <style:text-properties officeooo:rsid="029656c2"/>
    </style:style>
    <style:style style:name="T27" style:family="text">
      <style:text-properties officeooo:rsid="00886349"/>
    </style:style>
    <style:style style:name="T28" style:family="text">
      <style:text-properties officeooo:rsid="0084bce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2" table:style-name="Tabelle2">
        <table:table-column table:style-name="Tabelle2.A"/>
        <table:table-column table:style-name="Tabelle2.B"/>
        <table:table-row table:style-name="Tabelle2.1">
          <table:table-cell table:style-name="Tabelle2.A1" office:value-type="string">
            <text:p text:style-name="P82"><draw:frame draw:style-name="fr2"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58"><text:s/>7.3.16 Editors - 3D View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48"><text:a xlink:type="simple" xlink:href="#__RefHeading___Toc5340_3798671567" text:style-name="Index_20_Link" text:visited-style-name="Index_20_Link">View tab<text:tab/>3</text:a></text:p>
          <text:p text:style-name="P48"><text:a xlink:type="simple" xlink:href="#__RefHeading___Toc5342_3798671567" text:style-name="Index_20_Link" text:visited-style-name="Index_20_Link">View tab - View Panel<text:tab/>3</text:a></text:p>
          <text:p text:style-name="P49"><text:a xlink:type="simple" xlink:href="#__RefHeading___Toc1030_1170868837" text:style-name="Index_20_Link" text:visited-style-name="Index_20_Link">Focal Length<text:tab/>3</text:a></text:p>
          <text:p text:style-name="P49"><text:a xlink:type="simple" xlink:href="#__RefHeading___Toc1032_1170868837" text:style-name="Index_20_Link" text:visited-style-name="Index_20_Link">Clip Near / Clip Far<text:tab/>3</text:a></text:p>
          <text:p text:style-name="P49"><text:a xlink:type="simple" xlink:href="#__RefHeading___Toc5344_3798671567" text:style-name="Index_20_Link" text:visited-style-name="Index_20_Link">Use Local Camera<text:tab/>3</text:a></text:p>
          <text:p text:style-name="P49"><text:a xlink:type="simple" xlink:href="#__RefHeading___Toc1034_1170868837" text:style-name="Index_20_Link" text:visited-style-name="Index_20_Link">Use Render Region<text:tab/>3</text:a></text:p>
          <text:p text:style-name="P49"><text:a xlink:type="simple" xlink:href="#__RefHeading___Toc5346_3798671567" text:style-name="Index_20_Link" text:visited-style-name="Index_20_Link">Camera Lock<text:tab/>4</text:a></text:p>
          <text:p text:style-name="P51"><text:a xlink:type="simple" xlink:href="#__RefHeading___Toc3792_905377466" text:style-name="Index_20_Link" text:visited-style-name="Index_20_Link">Lock to Object<text:tab/>4</text:a></text:p>
          <text:p text:style-name="P51"><text:a xlink:type="simple" xlink:href="#__RefHeading___Toc1036_1170868837" text:style-name="Index_20_Link" text:visited-style-name="Index_20_Link">Lock to 3D Cursor<text:tab/>4</text:a></text:p>
          <text:p text:style-name="P51"><text:a xlink:type="simple" xlink:href="#__RefHeading___Toc15728_3498099530" text:style-name="Index_20_Link" text:visited-style-name="Index_20_Link">Lock Camera to view<text:tab/>4</text:a></text:p>
          <text:p text:style-name="P51"><text:a xlink:type="simple" xlink:href="#__RefHeading___Toc1175_1332593993" text:style-name="Index_20_Link" text:visited-style-name="Index_20_Link">Lock View Rotation<text:tab/>4</text:a></text:p>
          <text:p text:style-name="P48"><text:a xlink:type="simple" xlink:href="#__RefHeading___Toc5348_3798671567" text:style-name="Index_20_Link" text:visited-style-name="Index_20_Link">View tab - Edit Panel<text:tab/>4</text:a></text:p>
          <text:p text:style-name="P49"><text:a xlink:type="simple" xlink:href="#__RefHeading___Toc5350_3798671567" text:style-name="Index_20_Link" text:visited-style-name="Index_20_Link">Lock Object Modes<text:tab/>4</text:a></text:p>
          <text:p text:style-name="P48"><text:a xlink:type="simple" xlink:href="#__RefHeading___Toc1117_1797529266" text:style-name="Index_20_Link" text:visited-style-name="Index_20_Link">View Tab - 3D Cursor Panel<text:tab/>5</text:a></text:p>
          <text:p text:style-name="P49"><text:a xlink:type="simple" xlink:href="#__RefHeading___Toc5352_3798671567" text:style-name="Index_20_Link" text:visited-style-name="Index_20_Link">Location<text:tab/>5</text:a></text:p>
          <text:p text:style-name="P49"><text:a xlink:type="simple" xlink:href="#__RefHeading___Toc5354_3798671567" text:style-name="Index_20_Link" text:visited-style-name="Index_20_Link">Rotation<text:tab/>5</text:a></text:p>
          <text:p text:style-name="P51"><text:a xlink:type="simple" xlink:href="#__RefHeading___Toc3794_905377466" text:style-name="Index_20_Link" text:visited-style-name="Index_20_Link">Right Click menu<text:tab/>5</text:a></text:p>
          <text:p text:style-name="P52"><text:a xlink:type="simple" xlink:href="#__RefHeading___Toc3796_905377466" text:style-name="Index_20_Link" text:visited-style-name="Index_20_Link">Reset All to Default Value<text:tab/>5</text:a></text:p>
          <text:p text:style-name="P52"><text:a xlink:type="simple" xlink:href="#__RefHeading___Toc779_1164998041" text:style-name="Index_20_Link" text:visited-style-name="Index_20_Link">Reset Single to Default Value<text:tab/>5</text:a></text:p>
          <text:p text:style-name="P52"><text:a xlink:type="simple" xlink:href="#__RefHeading___Toc781_1164998041" text:style-name="Index_20_Link" text:visited-style-name="Index_20_Link">Unset<text:tab/>5</text:a></text:p>
          <text:p text:style-name="P51"><text:a xlink:type="simple" xlink:href="#__RefHeading___Toc3798_905377466" text:style-name="Index_20_Link" text:visited-style-name="Index_20_Link">Copy All to Selected<text:tab/>5</text:a></text:p>
          <text:p text:style-name="P51"><text:a xlink:type="simple" xlink:href="#__RefHeading___Toc3800_905377466" text:style-name="Index_20_Link" text:visited-style-name="Index_20_Link">Copy Single to Selected<text:tab/>5</text:a></text:p>
          <text:p text:style-name="P51"><text:a xlink:type="simple" xlink:href="#__RefHeading___Toc3802_905377466" text:style-name="Index_20_Link" text:visited-style-name="Index_20_Link">Copy Data Path<text:tab/>5</text:a></text:p>
          <text:p text:style-name="P51"><text:a xlink:type="simple" xlink:href="#__RefHeading___Toc3804_905377466" text:style-name="Index_20_Link" text:visited-style-name="Index_20_Link">Copy as new Driver<text:tab/>5</text:a></text:p>
          <text:p text:style-name="P51"><text:a xlink:type="simple" xlink:href="#__RefHeading___Toc3806_905377466" text:style-name="Index_20_Link" text:visited-style-name="Index_20_Link">Online Python Reference<text:tab/>5</text:a></text:p>
          <text:p text:style-name="P51"><text:a xlink:type="simple" xlink:href="#__RefHeading___Toc3808_905377466" text:style-name="Index_20_Link" text:visited-style-name="Index_20_Link">Edit Source<text:tab/>6</text:a></text:p>
          <text:p text:style-name="P48"><text:a xlink:type="simple" xlink:href="#__RefHeading___Toc5356_3798671567" text:style-name="Index_20_Link" text:visited-style-name="Index_20_Link">View tab - Collections Panel<text:tab/>6</text:a></text:p>
          <text:p text:style-name="P49"><text:a xlink:type="simple" xlink:href="#__RefHeading___Toc1811_905377466" text:style-name="Index_20_Link" text:visited-style-name="Index_20_Link">Local Collections<text:tab/>6</text:a></text:p>
          <text:p text:style-name="P49"><text:a xlink:type="simple" xlink:href="#__RefHeading___Toc1813_905377466" text:style-name="Index_20_Link" text:visited-style-name="Index_20_Link">List of Collections<text:tab/>6</text:a></text:p>
          <text:p text:style-name="P48"><text:a xlink:type="simple" xlink:href="#__RefHeading___Toc1815_905377466" text:style-name="Index_20_Link" text:visited-style-name="Index_20_Link">View tab - Annotations Panel<text:tab/>6</text:a></text:p>
          <text:p text:style-name="P49"><text:a xlink:type="simple" xlink:href="#__RefHeading___Toc1817_905377466" text:style-name="Index_20_Link" text:visited-style-name="Index_20_Link">Annotations prop<text:tab/>6</text:a></text:p>
          <text:p text:style-name="P51"><text:a xlink:type="simple" xlink:href="#__RefHeading___Toc3810_905377466" text:style-name="Index_20_Link" text:visited-style-name="Index_20_Link">Drop down box<text:tab/>6</text:a></text:p>
          <text:p text:style-name="P51"><text:a xlink:type="simple" xlink:href="#__RefHeading___Toc5263_529261320" text:style-name="Index_20_Link" text:visited-style-name="Index_20_Link">Edit Box<text:tab/>6</text:a></text:p>
          <text:p text:style-name="P51"><text:a xlink:type="simple" xlink:href="#__RefHeading___Toc5265_529261320" text:style-name="Index_20_Link" text:visited-style-name="Index_20_Link">Fake User<text:tab/>7</text:a></text:p>
          <text:p text:style-name="P51"><text:a xlink:type="simple" xlink:href="#__RefHeading___Toc5267_529261320" text:style-name="Index_20_Link" text:visited-style-name="Index_20_Link">Add Annotation<text:tab/>7</text:a></text:p>
          <text:p text:style-name="P51"><text:a xlink:type="simple" xlink:href="#__RefHeading___Toc5269_529261320" text:style-name="Index_20_Link" text:visited-style-name="Index_20_Link">Delete Annotation<text:tab/>7</text:a></text:p>
          <text:p text:style-name="P49"><text:a xlink:type="simple" xlink:href="#__RefHeading___Toc3784_905377466" text:style-name="Index_20_Link" text:visited-style-name="Index_20_Link">List of Annotation Strokes<text:tab/>7</text:a></text:p>
          <text:p text:style-name="P49"><text:a xlink:type="simple" xlink:href="#__RefHeading___Toc3786_905377466" text:style-name="Index_20_Link" text:visited-style-name="Index_20_Link">Thickness<text:tab/>7</text:a></text:p>
          <text:p text:style-name="P49"><text:a xlink:type="simple" xlink:href="#__RefHeading___Toc5273_529261320" text:style-name="Index_20_Link" text:visited-style-name="Index_20_Link">Frame Locked/Unlocked<text:tab/>7</text:a></text:p>
          <text:p text:style-name="P49"><text:a xlink:type="simple" xlink:href="#__RefHeading___Toc3788_905377466" text:style-name="Index_20_Link" text:visited-style-name="Index_20_Link">Onion Skin<text:tab/>7</text:a></text:p>
          <text:p text:style-name="P48"><text:a xlink:type="simple" xlink:href="#__RefHeading___Toc1955_742389421" text:style-name="Index_20_Link" text:visited-style-name="Index_20_Link">View tab - Stereoscopy Panel<text:tab/>8</text:a></text:p>
          <text:p text:style-name="P49"><text:a xlink:type="simple" xlink:href="#__RefHeading___Toc1957_742389421" text:style-name="Index_20_Link" text:visited-style-name="Index_20_Link">Left / Right / 3D<text:tab/>8</text:a></text:p>
          <text:p text:style-name="P49"><text:a xlink:type="simple" xlink:href="#__RefHeading___Toc1959_742389421" text:style-name="Index_20_Link" text:visited-style-name="Index_20_Link">Views / 3D<text:tab/>8</text:a></text:p>
          <text:p text:style-name="P49"><text:a xlink:type="simple" xlink:href="#__RefHeading___Toc1961_742389421" text:style-name="Index_20_Link" text:visited-style-name="Index_20_Link">Cameras<text:tab/>8</text:a></text:p>
          <text:p text:style-name="P49"><text:a xlink:type="simple" xlink:href="#__RefHeading___Toc1963_742389421" text:style-name="Index_20_Link" text:visited-style-name="Index_20_Link">Plane<text:tab/>8</text:a></text:p>
          <text:p text:style-name="P51"><text:a xlink:type="simple" xlink:href="#__RefHeading___Toc1341_638057301" text:style-name="Index_20_Link" text:visited-style-name="Index_20_Link">Alpha<text:tab/>8</text:a></text:p>
          <text:p text:style-name="P49"><text:a xlink:type="simple" xlink:href="#__RefHeading___Toc1965_742389421" text:style-name="Index_20_Link" text:visited-style-name="Index_20_Link">Volume<text:tab/>8</text:a></text:p>
          <text:p text:style-name="P51"><text:soft-page-break/><text:a xlink:type="simple" xlink:href="#__RefHeading___Toc1343_638057301" text:style-name="Index_20_Link" text:visited-style-name="Index_20_Link">Alpha<text:tab/>8</text:a></text:p>
          <text:p text:style-name="P49"><text:a xlink:type="simple" xlink:href="#__RefHeading___Toc1235_638057301" text:style-name="Index_20_Link" text:visited-style-name="Index_20_Link">Set Stereo 3D<text:tab/>8</text:a></text:p>
          <text:p text:style-name="P51"><text:a xlink:type="simple" xlink:href="#__RefHeading___Toc5625_3789421955" text:style-name="Index_20_Link" text:visited-style-name="Index_20_Link">Display Mode<text:tab/>9</text:a></text:p>
          <text:p text:style-name="P51"><text:a xlink:type="simple" xlink:href="#__RefHeading___Toc5627_3789421955" text:style-name="Index_20_Link" text:visited-style-name="Index_20_Link">Display Mode Type Anaglyph<text:tab/>9</text:a></text:p>
          <text:p text:style-name="P52"><text:a xlink:type="simple" xlink:href="#__RefHeading___Toc5629_3789421955" text:style-name="Index_20_Link" text:visited-style-name="Index_20_Link">Anaglyph Type<text:tab/>9</text:a></text:p>
          <text:p text:style-name="P51"><text:a xlink:type="simple" xlink:href="#__RefHeading___Toc5631_3789421955" text:style-name="Index_20_Link" text:visited-style-name="Index_20_Link">Display Mode Type Interlace<text:tab/>9</text:a></text:p>
          <text:p text:style-name="P52"><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52"><text:a xlink:type="simple" xlink:href="#__RefHeading___Toc5635_3789421955" text:style-name="Index_20_Link" text:visited-style-name="Index_20_Link">Swap Left/Right<text:tab/>9</text:a></text:p>
          <text:p text:style-name="P51"><text:a xlink:type="simple" xlink:href="#__RefHeading___Toc5637_3789421955" text:style-name="Index_20_Link" text:visited-style-name="Index_20_Link">Display Mode Type Time Sequential<text:tab/>9</text:a></text:p>
          <text:p text:style-name="P51"><text:a xlink:type="simple" xlink:href="#__RefHeading___Toc5639_3789421955" text:style-name="Index_20_Link" text:visited-style-name="Index_20_Link">Display Mode Type Side by Side<text:tab/>10</text:a></text:p>
          <text:p text:style-name="P52"><text:a xlink:type="simple" xlink:href="#__RefHeading___Toc5641_3789421955" text:style-name="Index_20_Link" text:visited-style-name="Index_20_Link">Cross Eyed<text:tab/>10</text:a></text:p>
          <text:p text:style-name="P51"><text:a xlink:type="simple" xlink:href="#__RefHeading___Toc5643_3789421955" text:style-name="Index_20_Link" text:visited-style-name="Index_20_Link">Display Mode Type Top Bottom<text:tab/>10</text:a></text:p>
        </text:index-body>
      </text:table-of-content>
      <text:p text:style-name="P74"/>
      <text:p text:style-name="Standard"/>
      <text:p text:style-name="P50"/>
      <table:table table:name="Tabelle5" table:style-name="Tabelle5">
        <table:table-column table:style-name="Tabelle5.A"/>
        <table:table-row table:style-name="TableLine2520321900704">
          <table:table-cell table:style-name="Tabelle5.A1" office:value-type="string">
            <text:h text:style-name="P60"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4" draw:name="Bild11" text:anchor-type="paragraph" svg:y="0.316cm" svg:width="3.739cm" svg:height="5.941cm" draw:z-index="0"><draw:image xlink:href="Pictures/10000201000000DD0000015F2E0931028CDCE9B7.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style-name="TableLine2520321912672">
          <table:table-cell table:style-name="Tabelle6.A1" office:value-type="string">
            <text:h text:style-name="P60"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4"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66"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1"/>
      <text:p text:style-name="P47"/>
      <text:h text:style-name="P67" text:outline-level="2"><text:bookmark-start text:name="__RefHeading___Toc1032_1170868837"/>Clip<text:span text:style-name="T17">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7"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47"/>
      <text:h text:style-name="P67" text:outline-level="2"><draw:frame draw:style-name="fr7"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18">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47"/>
      <text:h text:style-name="Heading_20_2" text:outline-level="2"><draw:frame draw:style-name="fr3"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text:soft-page-break/>Camera Lock<text:bookmark-end text:name="__RefHeading___Toc5346_3798671567"/></text:h>
      <text:p text:style-name="P21">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4"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79">Note that this functionality also exists in the header when you<draw:frame draw:style-name="fr1"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79"/>
      <text:p text:style-name="P16"/>
      <text:p text:style-name="P16"/>
      <text:p text:style-name="P16"/>
      <text:p text:style-name="P16"/>
      <text:h text:style-name="Heading_20_3" text:outline-level="3"><text:bookmark-start text:name="__RefHeading___Toc1175_1332593993"/>Lock View Rotation<text:bookmark-end text:name="__RefHeading___Toc1175_1332593993"/></text:h>
      <text:p text:style-name="P77">Locks the camera rotation, you cannot rotate the camera anymore. A use case is the 2D Animation workspace, where you can easily accidentally rotate the orthographic view out of position.</text:p>
      <text:p text:style-name="P17"/>
      <table:table table:name="Tabelle7" table:style-name="Tabelle7">
        <table:table-column table:style-name="Tabelle7.A"/>
        <table:table-row table:style-name="TableLine2520321905600">
          <table:table-cell table:style-name="Tabelle7.A1" office:value-type="string">
            <text:h text:style-name="P61"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ext:soft-page-break/>
        <table:table-row table:style-name="TableLine2520321906144">
          <table:table-cell table:style-name="Tabelle9.A1" office:value-type="string">
            <text:h text:style-name="P62" text:outline-level="1"><text:bookmark-start text:name="__RefHeading___Toc1117_1797529266"/><text:span text:style-name="T20">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35cm" svg:height="3.281cm" draw:z-index="7"><draw:image xlink:href="Pictures/10000201000000C6000000C2FC0C0D104B100363.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9">.</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4"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Reset <text:span text:style-name="T2">All </text:span>to Default Value <text:bookmark-end text:name="__RefHeading___Toc3796_905377466"/></text:h>
      <text:p text:style-name="P14">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n edit box. It is somehow similar to Reset to Default Value. But it clears the property instead of resetting it to the default value. Which can end in another value.</text:p>
      <text:h text:style-name="P70"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70"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70" text:outline-level="3"><text:bookmark-start text:name="__RefHeading___Toc3802_905377466"/>Copy Data Path<text:bookmark-end text:name="__RefHeading___Toc3802_905377466"/></text:h>
      <text:p text:style-name="P23">Copy Data Path copies the RNA data path for this property.</text:p>
      <text:h text:style-name="P70" text:outline-level="3"><text:bookmark-start text:name="__RefHeading___Toc3804_905377466"/>Copy as new Driver<text:bookmark-end text:name="__RefHeading___Toc3804_905377466"/></text:h>
      <text:p text:style-name="P14">Copies the current value as a new driver.</text:p>
      <text:h text:style-name="P70" text:outline-level="3"><text:bookmark-start text:name="__RefHeading___Toc3806_905377466"/>Online Python Reference<text:bookmark-end text:name="__RefHeading___Toc3806_905377466"/></text:h>
      <text:p text:style-name="P15">Developer feature. Open the Blender Python Reference.</text:p>
      <text:h text:style-name="P70" text:outline-level="3"><text:bookmark-start text:name="__RefHeading___Toc3808_905377466"/><text:soft-page-break/>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style-name="TableLine2520321930624">
          <table:table-cell table:style-name="Tabelle8.A1" office:value-type="string">
            <text:h text:style-name="P63"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7"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2520321925184">
          <table:table-cell table:style-name="Tabelle10.A1" office:value-type="string">
            <text:h text:style-name="P64"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7" draw:name="Bild17" text:anchor-type="paragraph" svg:width="3.39cm" svg:height="5.33cm" draw:z-index="10"><draw:image xlink:href="Pictures/10000201000000C80000013B323FFF98E4FDD567.png" xlink:type="simple" xlink:show="embed" xlink:actuate="onLoad" draw:mime-type="image/png"/></draw:frame><draw:frame draw:style-name="fr6" draw:name="Bild18" text:anchor-type="paragraph" svg:x="11.471cm" svg:width="3.371cm" svg:height="1.02cm" draw:z-index="11"><draw:image xlink:href="Pictures/10000201000000C70000003C2B6B5808BF7D72EC.png" xlink:type="simple" xlink:show="embed" xlink:actuate="onLoad" draw: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3"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2"><draw:frame draw:style-name="fr4"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text:soft-page-break/>Fake User<text:bookmark-end text:name="__RefHeading___Toc5265_529261320"/></text:h>
      <text:p text:style-name="P29"><text:span text:style-name="T23">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22">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33"><draw:frame draw:style-name="fr4"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24">This t</text:span>oggle<text:span text:style-name="T24">s</text:span> whether the active layer is the only one that can be edited.</text:p>
      <text:p text:style-name="Horizontal_20_Line"/>
      <text:h text:style-name="P68" text:outline-level="2"><text:bookmark-start text:name="__RefHeading___Toc3788_905377466"/>Onion Skin <text:bookmark-end text:name="__RefHeading___Toc3788_905377466"/></text:h>
      <text:p text:style-name="P34"><draw:frame draw:style-name="fr4"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0"><text:span text:style-name="T25">Onion Skinning allows to s</text:span>how ghosts of the keyframes before and after the current frame. <text:span text:style-name="T25">In this sub panel you can adjust the color of the onion skin frames.</text:span></text:p>
      <text:p text:style-name="P34">With the numbers below the colors you can define how many frames before or after are displayed that way.</text:p>
      <text:p text:style-name="P35"/>
      <text:p text:style-name="P35"/>
      <text:p text:style-name="P35"/>
      <table:table table:name="Tabelle1" table:style-name="Tabelle1">
        <table:table-column table:style-name="Tabelle1.A"/>
        <text:soft-page-break/>
        <table:table-row table:style-name="TableLine2520321921648">
          <table:table-cell table:style-name="Tabelle1.A1" office:value-type="string">
            <text:h text:style-name="P65"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4"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2"/>
      <text:p text:style-name="P12"><draw:frame draw:style-name="fr5" draw:name="Bild2" text:anchor-type="paragraph" svg:y="0.316cm" svg:width="5.129cm" svg:height="1.319cm" draw:z-index="17"><draw:image xlink:href="Pictures/100002010000012F0000004E8951B77EC79F8091.png" xlink:type="simple" xlink:show="embed" xlink:actuate="onLoad" draw:mime-type="image/png"/></draw:frame></text:p>
      <text:p text:style-name="P12"/>
      <text:h text:style-name="Heading_20_2" text:outline-level="2"/>
      <text:h text:style-name="Heading_20_2" text:outline-level="2"><draw:frame draw:style-name="fr4" draw:name="Bild3" text:anchor-type="paragraph" svg:y="0.582cm" svg:width="3.371cm" svg:height="0.559cm" draw:z-index="18"><draw:image xlink:href="Pictures/10000201000000C7000000214F3B7400C4EC99DA.png" xlink:type="simple" xlink:show="embed" xlink:actuate="onLoad" draw: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4" draw:name="Bild4" text:anchor-type="paragraph" svg:y="0.54cm" svg:width="3.371cm" svg:height="0.589cm" draw:z-index="19"><draw:image xlink:href="Pictures/10000201000000C700000023568B4E198BDBFD01.png" xlink:type="simple" xlink:show="embed" xlink:actuate="onLoad" draw:mime-type="image/png"/></draw:frame><text:bookmark-start text:name="__RefHeading___Toc1959_742389421"/>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text:bookmark-start text:name="__RefHeading___Toc1341_638057301"/>Alpha<text:bookmark-end text:name="__RefHeading___Toc1341_638057301"/></text:h>
      <text:p text:style-name="P36">The transparency of the convergence plane.</text:p>
      <text:h text:style-name="Heading_20_2" text:outline-level="2"><text:bookmark-start text:name="__RefHeading___Toc1965_742389421"/>Volume<text:bookmark-end text:name="__RefHeading___Toc1965_742389421"/></text:h>
      <text:p text:style-name="P38">Show the stereoscopy volume.</text:p>
      <text:h text:style-name="P71" text:outline-level="3"><text:bookmark-start text:name="__RefHeading___Toc1343_638057301"/>Alpha<text:bookmark-end text:name="__RefHeading___Toc1343_638057301"/></text:h>
      <text:p text:style-name="P37">The transparency of the <text:span text:style-name="T26">stereoscopy volume.</text:span></text:p>
      <text:h text:style-name="P69" text:outline-level="2"><text:bookmark-start text:name="__RefHeading___Toc1235_638057301"/>Set Stereo 3D<text:bookmark-end text:name="__RefHeading___Toc1235_638057301"/></text:h>
      <text:p text:style-name="P40"><draw:frame draw:style-name="fr3" draw:name="Bild100" text:anchor-type="paragraph" svg:x="14.25cm" svg:y="0.102cm" svg:width="4.45cm" svg:height="1.78cm" draw:z-index="20"><draw:image xlink:href="Pictures/100002010000010700000069D3557F2A86922BC5.png" xlink:type="simple" xlink:show="embed" xlink:actuate="onLoad" draw:mime-type="image/png"/></draw:frame>Calls a panel where you can adjust the stereoscopy display in the 3D view<text:span text:style-name="T27"> to preview the result. </text:span></text:p>
      <text:p text:style-name="P41">This settings does not affect the output, just how the result gets displayed in the viewport!</text:p>
      <text:h text:style-name="P72" text:outline-level="3"><text:bookmark-start text:name="__RefHeading___Toc5625_3789421955"/><text:soft-page-break/>Display Mode<text:bookmark-end text:name="__RefHeading___Toc5625_3789421955"/></text:h>
      <text:p text:style-name="P40"><draw:frame draw:style-name="fr3"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28"> when viewing through the camera. This is the preview mode. You need a special monitor for some of the methods. There are five methods available.</text:span></text:p>
      <text:h text:style-name="P72" text:outline-level="3"><text:bookmark-start text:name="__RefHeading___Toc5627_3789421955"/><text:span text:style-name="T12">Display Mode</text:span> Type<text:span text:style-name="T28"> Anaglyph</text:span><text:bookmark-end text:name="__RefHeading___Toc5627_3789421955"/></text:h>
      <text:p text:style-name="P42"><draw:frame draw:style-name="fr3" draw:name="Bild101" text:anchor-type="paragraph" svg:x="14.25cm" svg:y="0.051cm" svg:width="4.45cm" svg:height="1.78cm" draw:z-index="21"><draw:image xlink:href="Pictures/100002010000010700000069D3557F2A86922BC5.png" xlink:type="simple" xlink:show="embed" xlink:actuate="onLoad" draw:mime-type="image/png"/></draw:frame>Render Views for left and right eyes as two differently filtered colors in a single image.<text:span text:style-name="T27"> You need anaglyph glasses to see the 3d effect.</text:span></text:p>
      <text:p text:style-name="P46"><draw:frame draw:style-name="fr5" draw:name="Bild107" text:anchor-type="paragraph" svg:y="0.42cm" svg:width="6.65cm" svg:height="3.941cm" draw:z-index="27"><draw:image xlink:href="Pictures/1000020100000189000000E91F25B8C559A4AA1C.png" xlink:type="simple" xlink:show="embed" xlink:actuate="onLoad" draw:mime-type="image/png"/></draw:frame></text:p>
      <text:p text:style-name="P46"/>
      <text:p text:style-name="P46"/>
      <text:p text:style-name="P46"/>
      <text:p text:style-name="P46"/>
      <text:p text:style-name="P46"/>
      <text:h text:style-name="P53" text:outline-level="4"><text:bookmark-start text:name="__RefHeading___Toc5629_3789421955"/>Anaglyph Type<text:bookmark-end text:name="__RefHeading___Toc5629_3789421955"/></text:h>
      <text:p text:style-name="P42"><draw:frame draw:style-name="fr3"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2"/>
      <text:h text:style-name="P72" text:outline-level="3"><text:bookmark-start text:name="__RefHeading___Toc5631_3789421955"/><text:span text:style-name="T12">Display Mode</text:span> Type<text:span text:style-name="T28"> </text:span><text:span text:style-name="T12">Interlace</text:span><text:bookmark-end text:name="__RefHeading___Toc5631_3789421955"/></text:h>
      <text:p text:style-name="P43"><draw:frame draw:style-name="fr3" draw:name="Bild103" text:anchor-type="paragraph" svg:x="14.25cm" svg:y="-0.079cm" svg:width="4.45cm" svg:height="2.221cm" draw:z-index="23"><draw:image xlink:href="Pictures/1000020100000107000000838EB9F392E204179E.png" xlink:type="simple" xlink:show="embed" xlink:actuate="onLoad" draw:mime-type="image/png"/></draw:frame>Render Views fro<text:span text:style-name="T27">m</text:span> left and right eyes interlaced into a single image.<text:span text:style-name="T27"> You need a 3D Ready monitor to see the stereo effect.</text:span></text:p>
      <text:p text:style-name="P46"><draw:frame draw:style-name="fr5" draw:name="Bild106" text:anchor-type="paragraph" svg:y="0.42cm" svg:width="6.759cm" svg:height="3.979cm" draw:z-index="26"><draw:image xlink:href="Pictures/100002010000018F000000EB7CE7AF500EB04651.png" xlink:type="simple" xlink:show="embed" xlink:actuate="onLoad" draw:mime-type="image/png"/></draw:frame></text:p>
      <text:p text:style-name="P46"/>
      <text:p text:style-name="P46"/>
      <text:p text:style-name="P46"/>
      <text:p text:style-name="P46"/>
      <text:p text:style-name="P46"/>
      <text:h text:style-name="P53" text:outline-level="4"><text:bookmark-start text:name="__RefHeading___Toc5633_3789421955"/><text:span text:style-name="T16">Interlace</text:span> Type<text:bookmark-end text:name="__RefHeading___Toc5633_3789421955"/></text:h>
      <text:p text:style-name="P42"><draw:frame draw:style-name="fr3"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27"> that you can choose.</text:span></text:p>
      <text:h text:style-name="P53" text:outline-level="4"><text:bookmark-start text:name="__RefHeading___Toc5635_3789421955"/>Swap Left/Right<text:bookmark-end text:name="__RefHeading___Toc5635_3789421955"/></text:h>
      <text:p text:style-name="P41">Swaps left and right camera view.</text:p>
      <text:h text:style-name="P72" text:outline-level="3"><text:bookmark-start text:name="__RefHeading___Toc5637_3789421955"/><text:span text:style-name="T12">Display Mode</text:span> Type<text:span text:style-name="T28"> </text:span><text:span text:style-name="T13">Time Sequential</text:span><text:bookmark-end text:name="__RefHeading___Toc5637_3789421955"/></text:h>
      <text:p text:style-name="P43"><draw:frame draw:style-name="fr3" draw:name="Bild108" text:anchor-type="paragraph" svg:x="14.27cm" svg:y="-0.062cm" svg:width="4.431cm" svg:height="1.42cm" draw:z-index="28"><draw:image xlink:href="Pictures/100002010000010600000054622A779BD11B26F0.png" xlink:type="simple" xlink:show="embed" xlink:actuate="onLoad" draw:mime-type="image/png"/></draw:frame>Render alternate eyes. Also known as page flip. Needs a graphics card that <text:soft-page-break/>supports quad buffer.</text:p>
      <text:h text:style-name="P72" text:outline-level="3"><draw:frame draw:style-name="fr4" draw:name="Bild109" text:anchor-type="paragraph" svg:y="0.42cm" svg:width="4.431cm" svg:height="1.76cm" draw:z-index="29"><draw:image xlink:href="Pictures/1000020100000106000000688601AB97F353A479.png" xlink:type="simple" xlink:show="embed" xlink:actuate="onLoad" draw:mime-type="image/png"/></draw:frame><text:bookmark-start text:name="__RefHeading___Toc5639_3789421955"/><text:span text:style-name="T12">Display Mode</text:span> Type<text:span text:style-name="T28"> </text:span><text:span text:style-name="T13">S</text:span><text:span text:style-name="T14">ide by Side</text:span><text:bookmark-end text:name="__RefHeading___Toc5639_3789421955"/></text:h>
      <text:p text:style-name="P44">Displays images of the two cameras side by side. You need to go into Window Full screen to see the effect. </text:p>
      <text:p text:style-name="P45"><draw:frame draw:style-name="fr4" draw:name="Bild110" text:anchor-type="paragraph" svg:y="0.42cm" svg:width="4.521cm" svg:height="2.469cm" draw:z-index="30"><draw:image xlink:href="Pictures/100002010000010B0000009244A1DFC58E7D4D54.png" xlink:type="simple" xlink:show="embed" xlink:actuate="onLoad" draw:mime-type="image/png"/></draw:frame>Don't use the full screen. feature in the View menu of the 3D view, but the Window toggle full screen. in the Window menu!</text:p>
      <text:p text:style-name="P45">Attention! the menus becomes nearly unreadable then. The whole UI gets distorted by splitting the main window of Bforartists into two views. You might want to assign a shortcut here before trying.</text:p>
      <text:h text:style-name="P53" text:outline-level="4"><draw:frame draw:style-name="fr3"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1">Swaps left and right camera view.</text:p>
      <text:p text:style-name="P41"/>
      <text:p text:style-name="P41"/>
      <text:h text:style-name="P72" text:outline-level="3"><text:bookmark-start text:name="__RefHeading___Toc5643_3789421955"/><text:span text:style-name="T12">Display Mode</text:span> Type<text:span text:style-name="T28"> </text:span><text:span text:style-name="T13">T</text:span><text:span text:style-name="T15">op Bottom</text:span><text:bookmark-end text:name="__RefHeading___Toc5643_3789421955"/></text:h>
      <text:p text:style-name="P44"><draw:frame draw:style-name="fr3" draw:name="Bild111" text:anchor-type="paragraph" svg:x="14.27cm" svg:y="-0.099cm" svg:width="4.431cm" svg:height="1.76cm" draw:z-index="31"><draw:image xlink:href="Pictures/1000020100000106000000688601AB97F353A479.png" xlink:type="simple" xlink:show="embed" xlink:actuate="onLoad" draw:mime-type="image/png"/></draw:frame>Displays images of the two cameras top and bottom. You need to go into Window Full screen to see the effect. </text:p>
      <text:p text:style-name="P45"><draw:frame draw:style-name="fr4" draw:name="Bild112" text:anchor-type="paragraph" svg:y="0.42cm" svg:width="4.521cm" svg:height="2.469cm" draw:z-index="32"><draw:image xlink:href="Pictures/100002010000010B0000009244A1DFC58E7D4D54.png" xlink:type="simple" xlink:show="embed" xlink:actuate="onLoad" draw:mime-type="image/png"/></draw:frame>Don't use the full screen. feature in the View menu of the 3D view, but the Window toggle full screen. in the Window menu!</text:p>
      <text:p text:style-name="P45">Attention! the menus becomes nearly unreadable then. The whole UI gets distorted by splitting the main window of Bforartists into two views. You might want to assign a shortcut here before trying.</text:p>
      <text:p text:style-name="P46"><draw:frame draw:style-name="fr3"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3"/>
      <text:p text:style-name="P41"/>
      <text:p text:style-name="P39"/>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M27S</meta:editing-duration>
    <meta:editing-cycles>585</meta:editing-cycles>
    <meta:generator>LibreOffice/7.0.4.2$Windows_X86_64 LibreOffice_project/dcf040e67528d9187c66b2379df5ea4407429775</meta:generator>
    <dc:date>2021-02-16T11:10:33.963000000</dc:date>
    <meta:document-statistic meta:table-count="8" meta:image-count="37" meta:object-count="0" meta:page-count="10" meta:paragraph-count="198" meta:word-count="1729" meta:character-count="9401" meta:non-whitespace-character-count="7857"/>
    <meta:template xlink:type="simple" xlink:actuate="onRequest" xlink:title="standard1cm" xlink:href="../../../AppData/Roaming/LibreOffice/4/user/template/standard1cm.ott" meta:date="2016-03-29T10:15:31.334000000"/>
  </office:meta>
</office:document-meta>
</file>